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nzahl</text:p>
          </table:table-cell>
          <table:table-cell office:value-type="string">
            <text:p>Beschreibung</text:p>
          </table:table-cell>
          <table:table-cell office:value-type="string">
            <text:p>Wert</text:p>
          </table:table-cell>
          <table:table-cell office:value-type="string">
            <text:p>Digikey-Teilenummer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 im Tray</text:p>
          </table:table-cell>
          <table:table-cell office:value-type="string">
            <text:p>ATMEGA32U4-AU-ND</text:p>
          </table:table-cell>
          <table:table-cell office:value-type="float" office:value="3.1484">
            <text:p>3,15</text:p>
          </table:table-cell>
          <table:table-cell table:formula="of:=[.A2]*[.E2]" office:value-type="float" office:value="3.1484">
            <text:p>3,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Grün</text:p>
          </table:table-cell>
          <table:table-cell office:value-type="string">
            <text:p>754-1131-1-ND</text:p>
          </table:table-cell>
          <table:table-cell office:value-type="float" office:value="0.0648">
            <text:p>0,06</text:p>
          </table:table-cell>
          <table:table-cell table:formula="of:=[.A3]*[.E3]" office:value-type="float" office:value="0.0648">
            <text:p>0,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Rot, hell</text:p>
          </table:table-cell>
          <table:table-cell office:value-type="string">
            <text:p>754-1132-1-ND</text:p>
          </table:table-cell>
          <table:table-cell office:value-type="float" office:value="0.0776">
            <text:p>0,08</text:p>
          </table:table-cell>
          <table:table-cell table:formula="of:=[.A4]*[.E4]" office:value-type="float" office:value="0.0776">
            <text:p>0,0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Kerko 0603</text:p>
          </table:table-cell>
          <table:table-cell office:value-type="string">
            <text:p>1uF</text:p>
          </table:table-cell>
          <table:table-cell/>
          <table:table-cell office:value-type="float" office:value="0.01">
            <text:p>0,01</text:p>
          </table:table-cell>
          <table:table-cell table:formula="of:=[.A5]*[.E5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Kerko 0603</text:p>
          </table:table-cell>
          <table:table-cell office:value-type="string">
            <text:p>18pF</text:p>
          </table:table-cell>
          <table:table-cell/>
          <table:table-cell office:value-type="float" office:value="0.01">
            <text:p>0,01</text:p>
          </table:table-cell>
          <table:table-cell table:formula="of:=[.A6]*[.E6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-Kerko 0603</text:p>
          </table:table-cell>
          <table:table-cell office:value-type="string">
            <text:p>100nF</text:p>
          </table:table-cell>
          <table:table-cell/>
          <table:table-cell office:value-type="float" office:value="0.01">
            <text:p>0,01</text:p>
          </table:table-cell>
          <table:table-cell table:formula="of:=[.A7]*[.E7]"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22R</text:p>
          </table:table-cell>
          <table:table-cell/>
          <table:table-cell office:value-type="float" office:value="0.01">
            <text:p>0,01</text:p>
          </table:table-cell>
          <table:table-cell table:formula="of:=[.A8]*[.E8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180R</text:p>
          </table:table-cell>
          <table:table-cell/>
          <table:table-cell office:value-type="float" office:value="0.01">
            <text:p>0,01</text:p>
          </table:table-cell>
          <table:table-cell table:formula="of:=[.A9]*[.E9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10k</text:p>
          </table:table-cell>
          <table:table-cell/>
          <table:table-cell office:value-type="float" office:value="0.01">
            <text:p>0,01</text:p>
          </table:table-cell>
          <table:table-cell table:formula="of:=[.A10]*[.E10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Drucktaster</text:p>
          </table:table-cell>
          <table:table-cell office:value-type="string">
            <text:p>KMR221NG LFS</text:p>
          </table:table-cell>
          <table:table-cell office:value-type="string">
            <text:p>CKN10244CT-ND</text:p>
          </table:table-cell>
          <table:table-cell office:value-type="float" office:value="0.3766">
            <text:p>0,38</text:p>
          </table:table-cell>
          <table:table-cell table:formula="of:=[.A11]*[.E11]" office:value-type="float" office:value="0.7532">
            <text:p>0,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-Buchse</text:p>
          </table:table-cell>
          <table:table-cell office:value-type="string">
            <text:p>Hirose UX60-MB-5ST</text:p>
          </table:table-cell>
          <table:table-cell office:value-type="string">
            <text:p>H2959CT-ND</text:p>
          </table:table-cell>
          <table:table-cell office:value-type="float" office:value="0.85">
            <text:p>0,85</text:p>
          </table:table-cell>
          <table:table-cell table:formula="of:=[.A12]*[.E12]" office:value-type="float" office:value="0.85">
            <text:p>0,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arz Abracom ABM7</text:p>
          </table:table-cell>
          <table:table-cell office:value-type="string">
            <text:p>16MHz</text:p>
          </table:table-cell>
          <table:table-cell office:value-type="string">
            <text:p>535-9840-1-ND</text:p>
          </table:table-cell>
          <table:table-cell office:value-type="float" office:value="0.94">
            <text:p>0,94</text:p>
          </table:table-cell>
          <table:table-cell table:formula="of:=[.A13]*[.E13]" office:value-type="float" office:value="0.94">
            <text:p>0,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ard</text:p>
          </table:table-cell>
          <table:table-cell table:number-columns-repeated="2"/>
          <table:table-cell table:formula="of:=35/17" office:value-type="float" office:value="2.05882352941176">
            <text:p>2,06</text:p>
          </table:table-cell>
          <table:table-cell table:formula="of:=[.A14]*[.E14]" office:value-type="float" office:value="2.05882352941176">
            <text:p>2,06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2:.F14])" office:value-type="float" office:value="8.04282352941176">
            <text:p>8,04</text:p>
          </table:table-cell>
          <table:table-cell table:style-name="ce1" table:formula="of:=[.F15]*1.2" office:value-type="float" office:value="9.65138823529412">
            <text:p>9,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.12.2011</text:date>, <text:time>19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21M58S</meta:editing-duration>
    <meta:editing-cycles>3</meta:editing-cycles>
    <meta:generator>OpenOffice.org/3.3$Win32 OpenOffice.org_project/330m20$Build-9567</meta:generator>
    <dc:date>2011-12-18T19:29:16.90</dc:date>
    <dc:creator>Joachim Fenkes</dc:creator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